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">
      <style:table-cell-properties fo:border="0.002cm solid #000000"/>
    </style:style>
  </office:automatic-styles>
  <office:body>
    <office:spreadsheet>
      <table:table table:name="pareto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Rg</text:p>
          </table:table-cell>
          <table:table-cell table:style-name="ce1" office:value-type="string">
            <text:p>Rg %</text:p>
          </table:table-cell>
          <table:table-cell table:style-name="ce1" office:value-type="string">
            <text:p>Ligne</text:p>
          </table:table-cell>
          <table:table-cell table:style-name="ce1" office:value-type="string">
            <text:p>Nb Arrê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[.A2]/[.A$9]" office:value-type="percentage" office:value="0.125">
            <text:p>13%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A3]/[.A$9]" office:value-type="percentage" office:value="0.25">
            <text:p>25%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A4]/[.A$9]" office:value-type="percentage" office:value="0.375">
            <text:p>38%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A5]/[.A$9]" office:value-type="percentage" office:value="0.5">
            <text:p>50%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A6]/[.A$9]" office:value-type="percentage" office:value="0.625">
            <text:p>63%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A7]/[.A$9]" office:value-type="percentage" office:value="0.75">
            <text:p>75%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A8]/[.A$9]" office:value-type="percentage" office:value="0.875">
            <text:p>88%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A9]/[.A$9]" office:value-type="percentage" office:value="1">
            <text:p>100%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/>
        </table:table-row>
      </table:table>
      <table:database-ranges>
        <table:database-range table:target-range-address="pareto.C1:pareto.D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13/01/2013</text:date>, <text:time>10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13T10:46:56.40</dc:date>
    <meta:editing-duration>PT19M27S</meta:editing-duration>
    <meta:editing-cycles>6</meta:editing-cycles>
    <meta:generator>OpenOffice.org/3.3$Win32 OpenOffice.org_project/330m20$Build-9567</meta:generator>
    <meta:document-statistic meta:table-count="1" meta:cell-count="36" meta:object-count="0"/>
  </office:meta>
</office:document-meta>
</file>